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fo:font-size="14pt" officeooo:paragraph-rsid="0004ad41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4ad41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04ad4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4ad41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4pt" officeooo:paragraph-rsid="0006522e" style:font-size-asian="14pt" style:font-size-complex="14pt"/>
    </style:style>
    <style:style style:name="P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4pt" officeooo:paragraph-rsid="0004ad41" style:font-size-asian="14pt" style:font-size-complex="14pt"/>
    </style:style>
    <style:style style:name="P7" style:family="paragraph" style:parent-style-name="Standard" style:list-style-name="L2">
      <loext:graphic-properties draw:fill="none"/>
      <style:paragraph-properties fo:background-color="transparent"/>
      <style:text-properties style:font-name="Times new roman" fo:font-size="14pt" officeooo:paragraph-rsid="0009e92e" style:font-size-asian="14pt" style:font-size-complex="14pt"/>
    </style:style>
    <style:style style:name="P8" style:family="paragraph" style:parent-style-name="Standard" style:list-style-name="L2">
      <loext:graphic-properties draw:fill="none"/>
      <style:paragraph-properties fo:background-color="transparent"/>
      <style:text-properties style:font-name="Times new roman" fo:font-size="14pt" officeooo:rsid="0009e92e" officeooo:paragraph-rsid="0009e92e" style:font-size-asian="14pt" style:font-size-complex="14pt"/>
    </style:style>
    <style:style style:name="P9" style:family="paragraph" style:parent-style-name="Standard" style:list-style-name="L5">
      <loext:graphic-properties draw:fill="none"/>
      <style:paragraph-properties fo:background-color="transparent"/>
      <style:text-properties style:font-name="Times new roman" fo:font-size="14pt" officeooo:rsid="000de1d4" officeooo:paragraph-rsid="000de1d4" style:font-size-asian="14pt" style:font-size-complex="14pt"/>
    </style:style>
    <style:style style:name="P10" style:family="paragraph" style:parent-style-name="Standard">
      <loext:graphic-properties draw:fill="none"/>
      <style:paragraph-properties fo:background-color="transparent"/>
      <style:text-properties style:font-name="Times new roman" fo:font-size="14pt" officeooo:rsid="000de1d4" officeooo:paragraph-rsid="000de1d4" style:font-size-asian="14pt" style:font-size-complex="14pt"/>
    </style:style>
    <style:style style:name="P11" style:family="paragraph" style:parent-style-name="Standard" style:list-style-name="L6">
      <loext:graphic-properties draw:fill="none"/>
      <style:paragraph-properties fo:background-color="transparent"/>
      <style:text-properties style:font-name="Times new roman" fo:font-size="14pt" officeooo:rsid="000de1d4" officeooo:paragraph-rsid="000de1d4" style:font-size-asian="14pt" style:font-size-complex="14pt"/>
    </style:style>
    <style:style style:name="P12" style:family="paragraph" style:parent-style-name="Standard">
      <loext:graphic-properties draw:fill="none"/>
      <style:paragraph-properties fo:background-color="transparent"/>
      <style:text-properties style:font-name="Times new roman" fo:font-size="14pt" officeooo:paragraph-rsid="000de1d4" style:font-size-asian="14pt" style:font-size-complex="14pt"/>
    </style:style>
    <style:style style:name="P13" style:family="paragraph" style:parent-style-name="Standard" style:list-style-name="L7">
      <loext:graphic-properties draw:fill="none"/>
      <style:paragraph-properties fo:background-color="transparent"/>
      <style:text-properties style:font-name="Times new roman" fo:font-size="14pt" officeooo:paragraph-rsid="000e7c4d" style:font-size-asian="14pt" style:font-size-complex="14pt"/>
    </style:style>
    <style:style style:name="P14" style:family="paragraph" style:parent-style-name="Standard" style:list-style-name="L7">
      <loext:graphic-properties draw:fill="none"/>
      <style:paragraph-properties fo:background-color="transparent"/>
      <style:text-properties style:font-name="Times new roman" fo:font-size="14pt" officeooo:rsid="000e7c4d" officeooo:paragraph-rsid="000e7c4d" style:font-size-asian="14pt" style:font-size-complex="14pt"/>
    </style:style>
    <style:style style:name="P15" style:family="paragraph" style:parent-style-name="Standard">
      <loext:graphic-properties draw:fill="none"/>
      <style:paragraph-properties fo:background-color="transparent"/>
      <style:text-properties style:font-name="Times new roman" fo:font-size="14pt" officeooo:paragraph-rsid="000e7c4d" style:font-size-asian="14pt" style:font-size-complex="14pt"/>
    </style:style>
    <style:style style:name="P16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Times new roman" fo:font-size="14pt" officeooo:paragraph-rsid="000e7c4d" style:font-size-asian="14pt" style:font-size-complex="14pt"/>
    </style:style>
    <style:style style:name="P17" style:family="paragraph" style:parent-style-name="Standard" style:list-style-name="L7">
      <loext:graphic-properties draw:fill="none"/>
      <style:paragraph-properties fo:background-color="transparent"/>
      <style:text-properties style:font-name="Times new roman" fo:font-size="14pt" officeooo:rsid="000fb667" officeooo:paragraph-rsid="000fb667" style:font-size-asian="14pt" style:font-size-complex="14pt"/>
    </style:style>
    <style:style style:name="P18" style:family="paragraph" style:parent-style-name="Standard" style:list-style-name="L8">
      <loext:graphic-properties draw:fill="none"/>
      <style:paragraph-properties fo:background-color="transparent"/>
      <style:text-properties style:font-name="Times new roman" fo:font-size="14pt" officeooo:rsid="000fb667" officeooo:paragraph-rsid="000fb667" style:font-size-asian="14pt" style:font-size-complex="14pt"/>
    </style:style>
    <style:style style:name="P19" style:family="paragraph" style:parent-style-name="Standard">
      <style:text-properties style:font-name="Times new roman" fo:font-size="14pt" officeooo:paragraph-rsid="0004ad41" style:font-size-asian="14pt" style:font-size-complex="14pt"/>
    </style:style>
    <style:style style:name="P20" style:family="paragraph" style:parent-style-name="Standard" style:list-style-name="L3">
      <loext:graphic-properties draw:fill="none"/>
      <style:paragraph-properties fo:background-color="transparent"/>
      <style:text-properties style:text-position="0% 100%" fo:font-weight="normal" officeooo:rsid="000ba2a3" officeooo:paragraph-rsid="000ba2a3" style:font-weight-asian="normal" style:font-weight-complex="normal"/>
    </style:style>
    <style:style style:name="P21" style:family="paragraph" style:parent-style-name="Standard" style:list-style-name="L3">
      <loext:graphic-properties draw:fill="none"/>
      <style:paragraph-properties fo:background-color="transparent"/>
      <style:text-properties style:text-position="0% 100%" fo:font-weight="normal" officeooo:rsid="000ba2a3" officeooo:paragraph-rsid="000c7fce" style:font-weight-asian="normal" style:font-weight-complex="normal"/>
    </style:style>
    <style:style style:name="P22" style:family="paragraph" style:parent-style-name="Standard">
      <loext:graphic-properties draw:fill="none"/>
      <style:paragraph-properties fo:background-color="transparent"/>
      <style:text-properties style:text-position="0% 100%" fo:font-weight="normal" officeooo:rsid="000ba2a3" officeooo:paragraph-rsid="000c7fce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4pt" officeooo:paragraph-rsid="0006522e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4pt" officeooo:rsid="0009e92e" officeooo:paragraph-rsid="0009e92e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4pt" officeooo:paragraph-rsid="000ba2a3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4pt" officeooo:rsid="000c7fce" officeooo:paragraph-rsid="000c7fce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4pt" officeooo:rsid="000dc134" officeooo:paragraph-rsid="000dc134" style:font-size-asian="14pt" style:font-size-complex="14pt"/>
    </style:style>
    <style:style style:name="P2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4pt" officeooo:paragraph-rsid="000de1d4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4pt" officeooo:paragraph-rsid="000e7c4d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4pt" officeooo:paragraph-rsid="0004ad41" style:font-size-asian="14pt" style:font-size-complex="14pt"/>
    </style:style>
    <style:style style:name="P3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4pt" officeooo:paragraph-rsid="000fb667" style:font-size-asian="14pt" style:font-size-complex="14pt"/>
    </style:style>
    <style:style style:name="P32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style:font-name="Times new roman" fo:font-size="14pt" fo:font-weight="bold" officeooo:rsid="000c7fce" officeooo:paragraph-rsid="000c7fce" style:font-size-asian="14pt" style:font-weight-asian="bold" style:font-size-complex="14pt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09e92e" officeooo:paragraph-rsid="0009e92e"/>
    </style:style>
    <style:style style:name="P34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style:font-name="Times new roman" fo:font-size="14pt" officeooo:paragraph-rsid="0004ad41" style:font-size-asian="14pt" style:font-size-complex="14pt"/>
    </style:style>
    <style:style style:name="T1" style:family="text">
      <style:text-properties officeooo:rsid="0004ad41"/>
    </style:style>
    <style:style style:name="T2" style:family="text">
      <style:text-properties officeooo:rsid="00050170"/>
    </style:style>
    <style:style style:name="T3" style:family="text">
      <style:text-properties officeooo:rsid="0006522e"/>
    </style:style>
    <style:style style:name="T4" style:family="text">
      <style:text-properties officeooo:rsid="0006fcde"/>
    </style:style>
    <style:style style:name="T5" style:family="text">
      <style:text-properties officeooo:rsid="0008e58b"/>
    </style:style>
    <style:style style:name="T6" style:family="text">
      <style:text-properties officeooo:rsid="0009e92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ba2a3" style:font-weight-asian="bold" style:font-weight-complex="bold"/>
    </style:style>
    <style:style style:name="T9" style:family="text">
      <style:text-properties fo:font-weight="bold" officeooo:rsid="000c7fce" style:font-weight-asian="bold" style:font-weight-complex="bold"/>
    </style:style>
    <style:style style:name="T10" style:family="text">
      <style:text-properties fo:font-weight="bold" officeooo:rsid="000e7c4d" style:font-weight-asian="bold" style:font-weight-complex="bold"/>
    </style:style>
    <style:style style:name="T11" style:family="text">
      <style:text-properties fo:font-weight="bold" officeooo:rsid="000fb667" style:font-weight-asian="bold" style:font-weight-complex="bold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style:font-name="Times new roman" fo:font-size="14pt" officeooo:rsid="0009e92e" style:font-size-asian="14pt" style:font-size-complex="14pt"/>
    </style:style>
    <style:style style:name="T14" style:family="text">
      <style:text-properties style:font-name="Times new roman" fo:font-size="14pt" officeooo:rsid="000c7fce" style:font-size-asian="14pt" style:font-size-complex="14pt"/>
    </style:style>
    <style:style style:name="T1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Times new roman" fo:font-size="14pt" fo:font-weight="bold" officeooo:rsid="0009e92e" style:font-size-asian="14pt" style:font-weight-asian="bold" style:font-size-complex="14pt" style:font-weight-complex="bold"/>
    </style:style>
    <style:style style:name="T17" style:family="text">
      <style:text-properties style:text-position="sub 58%"/>
    </style:style>
    <style:style style:name="T18" style:family="text">
      <style:text-properties style:text-position="sub 58%" style:font-name="Times new roman" fo:font-size="14pt" fo:font-weight="bold" officeooo:rsid="0009e92e" style:font-size-asian="14pt" style:font-weight-asian="bold" style:font-size-complex="14pt" style:font-weight-complex="bold"/>
    </style:style>
    <style:style style:name="T19" style:family="text">
      <style:text-properties style:text-position="sub 58%" fo:font-weight="bold" style:font-weight-asian="bold" style:font-weight-complex="bold"/>
    </style:style>
    <style:style style:name="T20" style:family="text">
      <style:text-properties style:text-position="sub 58%" fo:font-weight="bold" officeooo:rsid="000ba2a3" style:font-weight-asian="bold" style:font-weight-complex="bold"/>
    </style:style>
    <style:style style:name="T21" style:family="text">
      <style:text-properties style:text-position="sub 58%" fo:font-weight="bold" officeooo:rsid="0009e92e" style:font-weight-asian="bold" style:font-weight-complex="bold"/>
    </style:style>
    <style:style style:name="T22" style:family="text">
      <style:text-properties style:text-position="sub 58%" fo:font-weight="bold" officeooo:rsid="000e7c4d" style:font-weight-asian="bold" style:font-weight-complex="bold"/>
    </style:style>
    <style:style style:name="T23" style:family="text">
      <style:text-properties style:text-position="sub 58%" fo:font-weight="bold" officeooo:rsid="000fb667" style:font-weight-asian="bold" style:font-weight-complex="bold"/>
    </style:style>
    <style:style style:name="T24" style:family="text">
      <style:text-properties officeooo:rsid="000ba2a3"/>
    </style:style>
    <style:style style:name="T25" style:family="text">
      <style:text-properties style:text-position="0% 100%"/>
    </style:style>
    <style:style style:name="T26" style:family="text">
      <style:text-properties style:text-position="0% 100%" fo:font-weight="normal" style:font-weight-asian="normal" style:font-weight-complex="normal"/>
    </style:style>
    <style:style style:name="T27" style:family="text">
      <style:text-properties style:text-position="0% 100%" fo:font-weight="normal" officeooo:rsid="000e7c4d" style:font-weight-asian="normal" style:font-weight-complex="normal"/>
    </style:style>
    <style:style style:name="T28" style:family="text">
      <style:text-properties style:text-position="0% 100%" fo:font-weight="normal" officeooo:rsid="000fb667" style:font-weight-asian="normal" style:font-weight-complex="normal"/>
    </style:style>
    <style:style style:name="T29" style:family="text">
      <style:text-properties style:text-position="0% 100%" fo:font-weight="bold" style:font-weight-asian="bold" style:font-weight-complex="bold"/>
    </style:style>
    <style:style style:name="T30" style:family="text">
      <style:text-properties style:text-position="0% 100%" fo:font-weight="bold" officeooo:rsid="000e7c4d" style:font-weight-asian="bold" style:font-weight-complex="bold"/>
    </style:style>
    <style:style style:name="T31" style:family="text">
      <style:text-properties style:text-position="0% 100%" fo:font-weight="bold" officeooo:rsid="000fb667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0e7c4d" style:font-weight-asian="normal" style:font-weight-complex="normal"/>
    </style:style>
    <style:style style:name="T34" style:family="text">
      <style:text-properties officeooo:rsid="000de1d4"/>
    </style:style>
    <style:style style:name="T35" style:family="text">
      <style:text-properties officeooo:rsid="000e7c4d"/>
    </style:style>
    <style:style style:name="T36" style:family="text">
      <style:text-properties officeooo:rsid="000fb667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руппа: <text:span text:style-name="T1">ИУ5-21</text:span></text:p>
      <text:p text:style-name="P1">Студент: <text:span text:style-name="T1">Белоусов</text:span></text:p>
      <text:p text:style-name="P1"/>
      <text:p text:style-name="P4"><text:s/>Отчет</text:p>
      <text:p text:style-name="P2"><text:s/>по домашнему заданию № 1 </text:p>
      <text:p text:style-name="P2">по дисциплине “Архитектура АСОИУ”</text:p>
      <text:p text:style-name="P34">1. Объект моделирования — «<text:span text:style-name="T3">Водонагреватель».</text:span></text:p>
      <text:p text:style-name="P6"/>
      <text:p text:style-name="P5">2. Физический смысл объекта моделирования:</text:p>
      <text:p text:style-name="P5"><text:span text:style-name="T3">Объект «Водонагреватель» - электрическое</text:span> <text:span text:style-name="T2">устройство для нагрева воды до требуемой температуры, введенной пользователем.</text:span> </text:p>
      <text:p text:style-name="P5"/>
      <text:p text:style-name="P5">3. Цели объекта моделирования:</text:p>
      <text:p text:style-name="P24">Целью <text:span text:style-name="T7">Ц</text:span> является удовлетворение потребности пользователя в воде, нужной ему температуры.</text:p>
      <text:p text:style-name="P33"><text:span text:style-name="T12">Чтобы достичь цель </text:span><text:span text:style-name="T15">Ц </text:span><text:span text:style-name="T12">— необходимо:</text:span></text:p>
      <text:list xml:id="list3189300077884249563" text:style-name="L3">
        <text:list-item>
          <text:p text:style-name="P20"><text:span text:style-name="T14">п</text:span><text:span text:style-name="T12">редоставить пользователю воду, нужной ему температуры — подцель </text:span><text:span text:style-name="T16">Ц</text:span><text:span text:style-name="T18">1</text:span><text:span text:style-name="T13">,</text:span></text:p>
        </text:list-item>
        <text:list-item>
          <text:p text:style-name="P20"><text:span text:style-name="T14">п</text:span><text:span text:style-name="T12">редоставить пользователю необходимы ему объем воды - </text:span><text:span text:style-name="T13"><text:s/>подцель </text:span><text:span text:style-name="T16">Ц</text:span><text:span text:style-name="T18">2</text:span><text:span text:style-name="T13">,</text:span></text:p>
        </text:list-item>
        <text:list-item>
          <text:p text:style-name="P20"><text:span text:style-name="T14">п</text:span><text:span text:style-name="T12">редоставить воду пользователю в веденное им время - </text:span><text:span text:style-name="T13">подцель </text:span><text:span text:style-name="T16">Ц</text:span><text:span text:style-name="T18">3</text:span><text:span text:style-name="T13">,</text:span></text:p>
        </text:list-item>
        <text:list-item>
          <text:p text:style-name="P21"><text:span text:style-name="T14">с</text:span><text:span text:style-name="T12">охранять </text:span><text:span text:style-name="T14">температуру воды в течение некоторого времени — подцель </text:span><text:span text:style-name="T13">подцель </text:span><text:span text:style-name="T16">Ц</text:span><text:span text:style-name="T18">4</text:span><text:span text:style-name="T13">.</text:span></text:p>
        </text:list-item>
      </text:list>
      <text:p text:style-name="P22"><text:span text:style-name="T13"/></text:p>
      <text:p text:style-name="P25">4. Выходной вектор <text:span text:style-name="T7">Y</text:span></text:p>
      <text:p text:style-name="P25">Выходной вектор <text:span text:style-name="T7">Y</text:span> имеет <text:span text:style-name="T24">четыре</text:span> компоненты, соответствующие подцелям <text:span text:style-name="T7">Ц</text:span><text:span text:style-name="T19">1</text:span>,<text:span text:style-name="T7"> Ц</text:span><text:span text:style-name="T19">2</text:span>, <text:span text:style-name="T7">Ц</text:span><text:span text:style-name="T19">3</text:span>, <text:span text:style-name="T8">Ц</text:span><text:span text:style-name="T20">4</text:span>:</text:p>
      <text:list xml:id="list823246550883349720" text:style-name="L2">
        <text:list-item>
          <text:p text:style-name="P8">нагреть воду до введенной пользователем температуры <text:span text:style-name="T9">y</text:span><text:span text:style-name="T19">1</text:span>,</text:p>
        </text:list-item>
        <text:list-item>
          <text:p text:style-name="P8">нагреть введенный пользователем объем воды <text:span text:style-name="T9">y</text:span><text:span text:style-name="T19">2</text:span>,</text:p>
        </text:list-item>
        <text:list-item>
          <text:p text:style-name="P8">нагреть воду к введенному пользователем времени <text:span text:style-name="T9">y</text:span><text:span text:style-name="T19">3</text:span><text:span text:style-name="T17">,</text:span></text:p>
        </text:list-item>
        <text:list-item>
          <text:p text:style-name="P7"><text:span text:style-name="T6">поддержание уровня температуры воды после ее нагрева </text:span><text:span text:style-name="T9">y</text:span><text:span text:style-name="T21">4.</text:span></text:p>
        </text:list-item>
      </text:list>
      <text:p text:style-name="P26">В итоге:</text:p>
      <text:p text:style-name="P32">Y <text:span text:style-name="T32">= {</text:span>y<text:span text:style-name="T17">1</text:span><text:span text:style-name="T32">, </text:span>y<text:span text:style-name="T17">2</text:span><text:span text:style-name="T32">, </text:span>y<text:span text:style-name="T17">3</text:span><text:span text:style-name="T32">, </text:span>y<text:span text:style-name="T17">4</text:span><text:span text:style-name="T32">}</text:span></text:p>
      <text:p text:style-name="P5">5. Идентификация окружающей среды</text:p>
      <text:p text:style-name="P27">Существенными факторами являются:</text:p>
      <text:list xml:id="list4401122055223496224" text:style-name="L5">
        <text:list-item>
          <text:p text:style-name="P9">пользователь <text:span text:style-name="T7">П</text:span>,</text:p>
        </text:list-item>
        <text:list-item>
          <text:p text:style-name="P9">электросеть <text:span text:style-name="T7">Э</text:span>,</text:p>
        </text:list-item>
        <text:list-item>
          <text:p text:style-name="P9">приходящая в водонагреватель вода<text:span text:style-name="T7"> В</text:span>,</text:p>
        </text:list-item>
        <text:list-item>
          <text:p text:style-name="P9">окружающая среда (воздух, <text:span text:style-name="T35">солнечная энергия</text:span>)<text:span text:style-name="T7"> ОС</text:span>. </text:p>
        </text:list-item>
      </text:list>
      <text:p text:style-name="P10">Перечисленные факторы продуцируют взаимосвязи, направленные от окружающей среды к объекту моделирования.</text:p>
      <text:p text:style-name="P12"/>
      <text:p text:style-name="P28"><text:span text:style-name="T34">6</text:span>. Входной вектор <text:span text:style-name="T7">Х</text:span></text:p>
      <text:p text:style-name="P28">Компонентами входного вектора <text:span text:style-name="T7">Х</text:span> являются следующие элементы:</text:p>
      <text:list xml:id="list2169218080679538071" text:style-name="L6">
        <text:list-item>
          <text:p text:style-name="P11">температура <text:span text:style-name="T7">В</text:span><text:span text:style-name="T32"> — </text:span><text:span text:style-name="T7">х</text:span><text:span text:style-name="T19">1</text:span><text:span text:style-name="T26">,</text:span></text:p>
        </text:list-item>
        <text:list-item>
          <text:p text:style-name="P11"><text:span text:style-name="T26">характеристики </text:span><text:span text:style-name="T29">Э</text:span><text:span text:style-name="T26"> — </text:span><text:span text:style-name="T29">х</text:span><text:span text:style-name="T19">2</text:span><text:span text:style-name="T26">.</text:span></text:p>
        </text:list-item>
      </text:list>
      <text:p text:style-name="P12"><text:soft-page-break/>В итоге: <text:span text:style-name="T7">Х</text:span> = {<text:span text:style-name="T7">х</text:span><text:span text:style-name="T19">1</text:span>, <text:span text:style-name="T7">х</text:span><text:span text:style-name="T19">2</text:span>, <text:span text:style-name="T7">х</text:span><text:span text:style-name="T19">3</text:span>, <text:span text:style-name="T7">х</text:span><text:span text:style-name="T19">4</text:span>}</text:p>
      <text:p text:style-name="P12"/>
      <text:p text:style-name="P29"><text:span text:style-name="T35">7</text:span>. Вектор возмущающих воздействий <text:span text:style-name="T7">W</text:span></text:p>
      <text:p text:style-name="P29">Компонентами вектора возмущающих воздействий <text:span text:style-name="T7">W</text:span> являются следующие элементы:</text:p>
      <text:list xml:id="list6666478474421573793" text:style-name="L7">
        <text:list-item>
          <text:p text:style-name="P14">изменение физических свойств (теплоемкости) <text:span text:style-name="T7">В</text:span><text:span text:style-name="T32"> — </text:span><text:span text:style-name="T7">w</text:span><text:span text:style-name="T19">1</text:span><text:span text:style-name="T26">,</text:span></text:p>
        </text:list-item>
        <text:list-item>
          <text:p text:style-name="P13"><text:span text:style-name="T33">изменение температуры </text:span><text:span text:style-name="T10">ОС</text:span><text:span text:style-name="T33"> — </text:span><text:span text:style-name="T10">w</text:span><text:span text:style-name="T22">2</text:span><text:span text:style-name="T27">,</text:span></text:p>
        </text:list-item>
        <text:list-item>
          <text:p text:style-name="P14"><text:span text:style-name="T26">сбои в работе </text:span><text:span text:style-name="T29">Э</text:span><text:span text:style-name="T26"> — </text:span><text:span text:style-name="T29">w</text:span><text:span text:style-name="T19">3</text:span><text:span text:style-name="T26">,</text:span></text:p>
        </text:list-item>
        <text:list-item>
          <text:p text:style-name="P17"><text:span text:style-name="T26">требования пожарной безопасности - </text:span><text:span text:style-name="T29">w</text:span><text:span text:style-name="T19">4</text:span></text:p>
        </text:list-item>
      </text:list>
      <text:p text:style-name="P15"><text:span text:style-name="T27">В итоге: </text:span></text:p>
      <text:p text:style-name="P16"><text:span text:style-name="T30">W</text:span><text:span text:style-name="T27"> = {</text:span><text:span text:style-name="T30">w</text:span><text:span text:style-name="T22">1</text:span><text:span text:style-name="T27">, </text:span><text:span text:style-name="T30">w</text:span><text:span text:style-name="T22">2</text:span><text:span text:style-name="T27">, </text:span><text:span text:style-name="T30">w</text:span><text:span text:style-name="T22">3</text:span><text:span text:style-name="T27">, </text:span><text:span text:style-name="T31">w</text:span><text:span text:style-name="T23">4</text:span><text:span text:style-name="T27">}</text:span></text:p>
      <text:p text:style-name="P16"><text:span text:style-name="T27"/></text:p>
      <text:p text:style-name="P29"><text:span text:style-name="T35">8</text:span>. Вектор управляющих воздействий <text:span text:style-name="T7">U</text:span></text:p>
      <text:p text:style-name="P29"><text:s/>Компонентами вектора управляющих воздействий<text:span text:style-name="T7"> U</text:span> являются следующие элементы, обусловленные фактором <text:span text:style-name="T7">П</text:span>:</text:p>
      <text:list xml:id="list971379418957557540" text:style-name="L8">
        <text:list-item>
          <text:p text:style-name="P18">Ввод температуры, до которой должна быть нагрета вода, <text:span text:style-name="T7">П —</text:span><text:span text:style-name="T32"> </text:span><text:span text:style-name="T7">u</text:span><text:span text:style-name="T19">1</text:span><text:span text:style-name="T26">,</text:span></text:p>
        </text:list-item>
        <text:list-item>
          <text:p text:style-name="P18">Ввод объема воды, который должен быть нагрет, <text:span text:style-name="T7">П —</text:span><text:span text:style-name="T32"> </text:span><text:span text:style-name="T7">u</text:span><text:span text:style-name="T19">2</text:span><text:span text:style-name="T26">,</text:span></text:p>
        </text:list-item>
        <text:list-item>
          <text:p text:style-name="P18"><text:span text:style-name="T26">Ввод времени, к которому вода должна быть нагрета </text:span><text:span text:style-name="T29">П —</text:span><text:span text:style-name="T26"> </text:span><text:span text:style-name="T29">u</text:span><text:span text:style-name="T19">3.</text:span></text:p>
        </text:list-item>
      </text:list>
      <text:p text:style-name="P29"><text:s/>В итоге:</text:p>
      <text:p text:style-name="P31"><text:s/><text:span text:style-name="T7">U</text:span> = {<text:span text:style-name="T11">u</text:span><text:span text:style-name="T23">1</text:span><text:span text:style-name="T28">, </text:span><text:span text:style-name="T31">u</text:span><text:span text:style-name="T23">2</text:span><text:span text:style-name="T28">, </text:span><text:span text:style-name="T31">u</text:span><text:span text:style-name="T23">3</text:span>}</text:p>
      <text:p text:style-name="P6"><text:span text:style-name="T4">9</text:span>.Графический вид искомой модели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Подпись: </text:p>
      <text:p text:style-name="P3">Дата: <text:span text:style-name="T36">03.05.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23:01:12.419770351</meta:creation-date>
    <dc:date>2018-05-04T01:28:09.862161511</dc:date>
    <meta:editing-duration>PT22M7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53" meta:word-count="324" meta:character-count="2193" meta:non-whitespace-character-count="1920"/>
  </office:meta>
</office:document-meta>
</file>